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0" draw:stroke="solid" svg:stroke-width="0.03125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4" draw:stroke="solid" svg:stroke-width="0.03125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8" draw:stroke="solid" svg:stroke-width="0.03125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hmer UI" style:font-family-complex="Khmer U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2" draw:stroke="solid" svg:stroke-width="0.03125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draw:style-name="a777" draw:name="Image 3" svg:x="0.02042in" svg:y="0.01694in" svg:width="10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70" draw:style-name="a783" draw:name="ZoneTexte 4" svg:x="0in" svg:y="7.23936in" svg:width="4.89519in" svg:height="0.58062in">
          <draw:text-box>
            <text:p text:style-name="a780" text:class-names="" text:cond-style-name=""><text:span text:style-name="a778" text:class-names="">MODÈLE DE DOCUMENT • <text:s text:c="1"/>PARANGONNAGE</text:span><text:span text:style-name="a779" text:class-names=""/></text:p>
            <text:p text:style-name="a782" text:class-names="" text:cond-style-name=""><text:span text:style-name="a781" text:class-names=""> </text:span></text:p>
          </draw:text-box>
          <svg:title/>
          <svg:desc/>
        </draw:frame>
        <draw:frame draw:id="id71" draw:style-name="a787" draw:name="ZoneTexte 5" svg:x="5.10481in" svg:y="7.23936in" svg:width="4.89519in" svg:height="0.27769in">
          <draw:text-box>
            <text:p text:style-name="a786" text:class-names="" text:cond-style-name=""><text:span text:style-name="a784" text:class-names="">JBL / APIE</text:span><text:span text:style-name="a785" text:class-names=""/></text:p>
          </draw:text-box>
          <svg:title/>
          <svg:desc/>
        </draw:frame>
        <draw:custom-shape svg:x="0.34849in" svg:y="0.65152in" svg:width="8.78788in" svg:height="3.20454in" draw:id="id72" draw:style-name="a791" draw:name="Rectangle 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849in" svg:y="3.85606in" svg:width="8.78788in" svg:height="3.20454in" draw:id="id73" draw:style-name="a795" draw:name="Rectangle 7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242in" svg:y="0.65152in" svg:width="4.39394in" svg:height="3.20455in" draw:id="id74" draw:style-name="a799" draw:name="Rectangle 1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242in" svg:y="3.85606in" svg:width="4.39394in" svg:height="3.20455in" draw:id="id75" draw:style-name="a803" draw:name="Rectangle 9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807" draw:name="ZoneTexte 2" svg:x="0.34849in" svg:y="0.65152in" svg:width="1.42424in" svg:height="0.50488in">
          <draw:text-box>
            <text:p text:style-name="a806" text:class-names="" text:cond-style-name=""><text:span text:style-name="a804" text:class-names="">FORCES</text:span><text:span text:style-name="a805" text:class-names=""/></text:p>
          </draw:text-box>
          <svg:title/>
          <svg:desc/>
        </draw:frame>
        <draw:frame draw:id="id77" draw:style-name="a811" draw:name="ZoneTexte 10" svg:x="6.93939in" svg:y="0.65152in" svg:width="2.19697in" svg:height="0.50488in">
          <draw:text-box>
            <text:p text:style-name="a810" text:class-names="" text:cond-style-name=""><text:span text:style-name="a808" text:class-names="">FAIBLESSES</text:span><text:span text:style-name="a809" text:class-names=""/></text:p>
          </draw:text-box>
          <svg:title/>
          <svg:desc/>
        </draw:frame>
        <draw:frame draw:id="id78" draw:style-name="a815" draw:name="ZoneTexte 11" svg:x="6.93939in" svg:y="6.55572in" svg:width="2.19697in" svg:height="0.50488in">
          <draw:text-box>
            <text:p text:style-name="a814" text:class-names="" text:cond-style-name=""><text:span text:style-name="a812" text:class-names="">MENACES</text:span><text:span text:style-name="a813" text:class-names=""/></text:p>
          </draw:text-box>
          <svg:title/>
          <svg:desc/>
        </draw:frame>
        <draw:frame draw:id="id79" draw:style-name="a819" draw:name="ZoneTexte 12" svg:x="0.34848in" svg:y="6.55572in" svg:width="3.13636in" svg:height="0.50488in">
          <draw:text-box>
            <text:p text:style-name="a818" text:class-names="" text:cond-style-name=""><text:span text:style-name="a816" text:class-names="">OPPORTUNITES</text:span><text:span text:style-name="a817" text:class-names=""/></text:p>
          </draw:text-box>
          <svg:title/>
          <svg:desc/>
        </draw:frame>
        <draw:frame draw:id="id80" draw:style-name="a823" draw:name="ZoneTexte 13" svg:x="0.13636in" svg:y="0.01694in" svg:width="4.25758in" svg:height="0.50488in">
          <draw:text-box>
            <text:p text:style-name="a822" text:class-names="" text:cond-style-name=""><text:span text:style-name="a820" text:class-names="">GRILLE ANALYSE SWOT</text:span><text:span text:style-name="a821" text:class-names=""/></text:p>
          </draw:text-box>
          <svg:title/>
          <svg:desc/>
        </draw:frame>
        <draw:custom-shape svg:x="4.79545in" svg:y="0.20768in" svg:width="3.24242in" svg:height="0.31414in" draw:id="id81" draw:style-name="a827" draw:name="Rectangle 14">
          <svg:title/>
          <svg:desc/>
          <text:p text:style-name="a826" text:class-names="" text:cond-style-name=""><text:span text:style-name="a824" text:class-names="">Projet :<text:s text:c="1"/></text:span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4">
          <draw:page-thumbnail draw:page-number="1" svg:x="1.25in" svg:y="0.75in" svg:width="5in" svg:height="3.75in" presentation:class="page" draw:id="id82" presentation:style-name="a828" draw:name="Espace réservé de l'image des diapositives 1">
            <svg:title/>
            <svg:desc/>
          </draw:page-thumbnail>
          <draw:frame draw:id="id83" presentation:style-name="a829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  <draw:frame draw:id="id84" draw:style-name="a833" draw:name="Espace réservé du numéro de diapositive 3" svg:x="4.24826in" svg:y="9.49826in" svg:width="3.25in" svg:height="0.5in">
            <draw:text-box>
              <text:p text:style-name="a832" text:class-names="" text:cond-style-name=""><text:span text:style-name="a830" text:class-names=""><text:page-number style:num-format="1" text:fixed="false"/></text:span><text:span text:style-name="a83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90" draw:style="linear" draw:angle="1800" draw:start-color="#bcbcbc" draw:end-color="#d0d0d0" draw:start-intensity="100%" draw:end-intensity="100%"/>
    <draw:gradient draw:name="a798" draw:style="linear" draw:angle="1800" draw:start-color="#bcbcbc" draw:end-color="#d0d0d0" draw:start-intensity="100%" draw:end-intensity="100%"/>
    <draw:gradient draw:name="a802" draw:style="linear" draw:angle="1800" draw:start-color="#bcbcbc" draw:end-color="#d0d0d0" draw:start-intensity="100%" draw:end-intensity="100%"/>
    <draw:gradient draw:name="a794" draw:style="linear" draw:angle="1800" draw:start-color="#bcbcbc" draw:end-color="#d0d0d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et modifiez le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5/07/2017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quez et modifiez le titre</text:span><text:span text:style-name="a69" text:class-names=""/></text:p>
        </draw:text-box>
        <svg:title/>
        <svg:desc/>
      </draw:frame>
      <draw:frame draw:id="id12" presentation:style-name="a75" draw:name="Sous-titr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Cliquez pour modifier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5/07/2017</text:date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commentaires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quez et modifiez le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5/07/2017</text:date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commentaires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88">
      <draw:frame draw:id="id21" presentation:style-name="a192" draw:name="Titr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Cliquez et modifiez le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5/07/2017</text:date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commentaire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Modifiez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Cliquez et modifiez le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5/07/2017</text:date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commentaires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Modifiez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Cliquez et modifiez le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5/07/2017</text:date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commentaires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Cliquez et modifiez le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5/07/2017</text:date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commentaires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Modifiez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5/07/2017</text:date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commentaires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Modifiez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Cliquez et modifiez le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5/07/2017</text:date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commentaires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Modifiez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Cliquez et modifiez le titre</text:span><text:span text:style-name="a587" text:class-names=""/></text:p>
        </draw:text-box>
        <svg:title/>
        <svg:desc/>
      </draw:frame>
      <draw:frame draw:id="id54" presentation:style-name="a592" draw:name="Espace réservé pour une image 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5/07/2017</text:date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commentaires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Modifiez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Cliquez et modifiez le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5/07/2017</text:date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commentaires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Cliquez et modifiez le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5/07/2017</text:date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commentaires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Modifiez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Elodie  Durand</meta:initial-creator>
    <dc:creator>MINEFI</dc:creator>
    <meta:creation-date>2017-07-25T15:26:17Z</meta:creation-date>
    <dc:date>2017-07-27T10:16:16Z</dc:date>
    <meta:editing-cycles>8</meta:editing-cycles>
    <meta:editing-duration>PT1663S</meta:editing-duration>
    <meta:document-statistic meta:paragraph-count="10" meta:word-count="18"/>
  </office:meta>
</office:document-meta>
</file>